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- B</text:p>
          </table:table-cell>
          <table:table-cell office:value-type="string" calcext:value-type="string">
            <text:p>-C</text:p>
          </table:table-cell>
          <table:table-cell office:value-type="string" calcext:value-type="string">
            <text:p>-D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-AB</text:p>
          </table:table-cell>
          <table:table-cell office:value-type="string" calcext:value-type="string">
            <text:p>-BC</text:p>
          </table:table-cell>
          <table:table-cell office:value-type="string" calcext:value-type="string">
            <text:p>-CD</text:p>
          </table:table-cell>
          <table:table-cell office:value-type="string" calcext:value-type="string">
            <text:p>-DE</text:p>
          </table:table-cell>
          <table:table-cell office:value-type="string" calcext:value-type="string">
            <text:p>-EF</text:p>
          </table:table-cell>
          <table:table-cell office:value-type="string" calcext:value-type="string">
            <text:p>-L</text:p>
          </table:table-cell>
          <table:table-cell office:value-type="string" calcext:value-type="string">
            <text:p>-M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-O</text:p>
          </table:table-cell>
        </table:table-row>
        <table:table-row table:style-name="ro1">
          <table:table-cell/>
          <table:table-cell office:value-type="string" calcext:value-type="string">
            <text:p>Ridge</text:p>
          </table:table-cell>
          <table:table-cell table:number-columns-repeated="7" office:value-type="float" office:value="0.160566758416" calcext:value-type="float">
            <text:p>0.160566758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yes</text:p>
          </table:table-cell>
          <table:table-cell table:number-columns-repeated="7" office:value-type="float" office:value="0.182231545044" calcext:value-type="float">
            <text:p>0.18223154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office:value-type="float" office:value="0.363334082192" calcext:value-type="float">
            <text:p>0.3633340822</text:p>
          </table:table-cell>
          <table:table-cell table:style-name="ce3" office:value-type="float" office:value="0.397900623288" calcext:value-type="float">
            <text:p>0.3979006233</text:p>
          </table:table-cell>
          <table:table-cell table:style-name="ce3" office:value-type="float" office:value="0.384885415068" calcext:value-type="float">
            <text:p>0.3848854151</text:p>
          </table:table-cell>
          <table:table-cell table:style-name="ce3" office:value-type="float" office:value="0.35591480411" calcext:value-type="float">
            <text:p>0.3559148041</text:p>
          </table:table-cell>
          <table:table-cell table:style-name="ce3" office:value-type="float" office:value="0.403298115068" calcext:value-type="float">
            <text:p>0.4032981151</text:p>
          </table:table-cell>
          <table:table-cell table:style-name="ce3" office:value-type="float" office:value="0.374693965753" calcext:value-type="float">
            <text:p>0.3746939658</text:p>
          </table:table-cell>
          <table:table-cell table:style-name="ce3" office:value-type="float" office:value="0.354272861644" calcext:value-type="float">
            <text:p>0.3542728616</text:p>
          </table:table-cell>
          <table:table-cell office:value-type="float" office:value="0.338246890411" calcext:value-type="float">
            <text:p>0.3382468904</text:p>
          </table:table-cell>
          <table:table-cell office:value-type="float" office:value="0.401413341096" calcext:value-type="float">
            <text:p>0.4014133411</text:p>
          </table:table-cell>
          <table:table-cell office:value-type="float" office:value="0.355103678082" calcext:value-type="float">
            <text:p>0.3551036781</text:p>
          </table:table-cell>
          <table:table-cell office:value-type="float" office:value="0.308797760274" calcext:value-type="float">
            <text:p>0.308797760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NN</text:p>
          </table:table-cell>
          <table:table-cell table:number-columns-repeated="7" office:value-type="float" office:value="0.548838219178" calcext:value-type="float">
            <text:p>0.5488382192</text:p>
          </table:table-cell>
          <table:table-cell table:number-columns-repeated="9"/>
        </table:table-row>
        <table:table-row table:style-name="ro1" table:number-rows-repeated="4">
          <table:table-cell table:number-columns-repeated="18"/>
        </table:table-row>
        <table:table-row table:style-name="ro1">
          <table:table-cell/>
          <table:table-cell office:value-type="string" calcext:value-type="string">
            <text:p>DT is totaal random → ligt niet echt aan features van output, verandert altijd</text:p>
          </table:table-cell>
          <table:table-cell table:number-columns-repeated="16"/>
        </table:table-row>
        <table:table-row table:style-name="ro1" table:number-rows-repeated="9">
          <table:table-cell table:number-columns-repeated="18"/>
        </table:table-row>
        <table:table-row table:style-name="ro1">
          <table:table-cell/>
          <table:table-cell office:value-type="string" calcext:value-type="string">
            <text:p>All = </text:p>
          </table:table-cell>
          <table:table-cell office:value-type="string" calcext:value-type="string">
            <text:p>nr of panels</text:p>
          </table:table-cell>
          <table:table-cell office:value-type="string" calcext:value-type="string">
            <text:p>max power</text:p>
          </table:table-cell>
          <table:table-cell office:value-type="string" calcext:value-type="string">
            <text:p>system size</text:p>
          </table:table-cell>
          <table:table-cell office:value-type="string" calcext:value-type="string">
            <text:p>nr inverters</text:p>
          </table:table-cell>
          <table:table-cell office:value-type="string" calcext:value-type="string">
            <text:p>inverter size</text:p>
          </table:table-cell>
          <table:table-cell office:value-type="string" calcext:value-type="string">
            <text:p>til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loud cover</text:p>
          </table:table-cell>
          <table:table-cell office:value-type="string" calcext:value-type="string">
            <text:p>sunrise</text:p>
          </table:table-cell>
          <table:table-cell office:value-type="string" calcext:value-type="string">
            <text:p>sunset</text:p>
          </table:table-cell>
          <table:table-cell office:value-type="string" calcext:value-type="string">
            <text:p>temp high</text:p>
          </table:table-cell>
          <table:table-cell office:value-type="string" calcext:value-type="string">
            <text:p>temp low</text:p>
          </table:table-cell>
          <table:table-cell office:value-type="string" calcext:value-type="string">
            <text:p>temp min</text:p>
          </table:table-cell>
          <table:table-cell office:value-type="string" calcext:value-type="string">
            <text:p>temp max</text:p>
          </table:table-cell>
          <table:table-cell office:value-type="string" calcext:value-type="string">
            <text:p>visibilit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-G</text:p>
          </table:table-cell>
          <table:table-cell office:value-type="string" calcext:value-type="string">
            <text:p>-H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-J</text:p>
          </table:table-cell>
          <table:table-cell office:value-type="string" calcext:value-type="string">
            <text:p>-K</text:p>
          </table:table-cell>
          <table:table-cell office:value-type="string" calcext:value-type="string">
            <text:p>-L</text:p>
          </table:table-cell>
          <table:table-cell office:value-type="string" calcext:value-type="string">
            <text:p>-M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-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idge</text:p>
          </table:table-cell>
          <table:table-cell office:value-type="float" office:value="0.160566758416" calcext:value-type="float">
            <text:p>0.1605667584</text:p>
          </table:table-cell>
          <table:table-cell office:value-type="float" office:value="0.139805461" calcext:value-type="float">
            <text:p>0.139805461</text:p>
          </table:table-cell>
          <table:table-cell office:value-type="float" office:value="0.270013390209" calcext:value-type="float">
            <text:p>0.2700133902</text:p>
          </table:table-cell>
          <table:table-cell office:value-type="float" office:value="0.167316540505" calcext:value-type="float">
            <text:p>0.1673165405</text:p>
          </table:table-cell>
          <table:table-cell office:value-type="float" office:value="0.159330736543" calcext:value-type="float">
            <text:p>0.1593307365</text:p>
          </table:table-cell>
          <table:table-cell office:value-type="float" office:value="0.160314204691" calcext:value-type="float">
            <text:p>0.1603142047</text:p>
          </table:table-cell>
          <table:table-cell office:value-type="float" office:value="0.159285268781" calcext:value-type="float">
            <text:p>0.1592852688</text:p>
          </table:table-cell>
          <table:table-cell office:value-type="float" office:value="0.163306483395" calcext:value-type="float">
            <text:p>0.1633064834</text:p>
          </table:table-cell>
          <table:table-cell office:value-type="float" office:value="0.160602709807" calcext:value-type="float">
            <text:p>0.1606027098</text:p>
          </table:table-cell>
          <table:table-cell office:value-type="float" office:value="0.182173221213" calcext:value-type="float">
            <text:p>0.182173221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yes</text:p>
          </table:table-cell>
          <table:table-cell office:value-type="float" office:value="0.182231545044" calcext:value-type="float">
            <text:p>0.182231545</text:p>
          </table:table-cell>
          <table:table-cell office:value-type="float" office:value="0.12271029105" calcext:value-type="float">
            <text:p>0.1227102911</text:p>
          </table:table-cell>
          <table:table-cell office:value-type="float" office:value="0.270400287324" calcext:value-type="float">
            <text:p>0.2704002873</text:p>
          </table:table-cell>
          <table:table-cell office:value-type="float" office:value="0.189434130088" calcext:value-type="float">
            <text:p>0.1894341301</text:p>
          </table:table-cell>
          <table:table-cell office:value-type="float" office:value="0.180920578697" calcext:value-type="float">
            <text:p>0.1809205787</text:p>
          </table:table-cell>
          <table:table-cell office:value-type="float" office:value="0.179787241662" calcext:value-type="float">
            <text:p>0.1797872417</text:p>
          </table:table-cell>
          <table:table-cell office:value-type="float" office:value="0.174615088069" calcext:value-type="float">
            <text:p>0.1746150881</text:p>
          </table:table-cell>
          <table:table-cell office:value-type="float" office:value="0.167358894087" calcext:value-type="float">
            <text:p>0.1673588941</text:p>
          </table:table-cell>
          <table:table-cell office:value-type="float" office:value="0.181539540609" calcext:value-type="float">
            <text:p>0.1815395406</text:p>
          </table:table-cell>
          <table:table-cell office:value-type="float" office:value="0.209821179339" calcext:value-type="float">
            <text:p>0.209821179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office:value-type="float" office:value="0.410398161644" calcext:value-type="float">
            <text:p>0.4103981616</text:p>
          </table:table-cell>
          <table:table-cell office:value-type="float" office:value="0.215395431507" calcext:value-type="float">
            <text:p>0.2153954315</text:p>
          </table:table-cell>
          <table:table-cell office:value-type="float" office:value="0.402524260274" calcext:value-type="float">
            <text:p>0.4025242603</text:p>
          </table:table-cell>
          <table:table-cell office:value-type="float" office:value="0.672319193151" calcext:value-type="float">
            <text:p>0.6723191932</text:p>
          </table:table-cell>
          <table:table-cell office:value-type="float" office:value="0.394547316438" calcext:value-type="float">
            <text:p>0.3945473164</text:p>
          </table:table-cell>
          <table:table-cell office:value-type="float" office:value="0.31636800274" calcext:value-type="float">
            <text:p>0.3163680027</text:p>
          </table:table-cell>
          <table:table-cell office:value-type="float" office:value="0.418730878082" calcext:value-type="float">
            <text:p>0.4187308781</text:p>
          </table:table-cell>
          <table:table-cell office:value-type="float" office:value="0.397323032877" calcext:value-type="float">
            <text:p>0.3973230329</text:p>
          </table:table-cell>
          <table:table-cell office:value-type="float" office:value="0.363591964384" calcext:value-type="float">
            <text:p>0.3635919644</text:p>
          </table:table-cell>
          <table:table-cell office:value-type="float" office:value="0.430865316438" calcext:value-type="float">
            <text:p>0.430865316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NN</text:p>
          </table:table-cell>
          <table:table-cell office:value-type="float" office:value="0.548838219178" calcext:value-type="float">
            <text:p>0.5488382192</text:p>
          </table:table-cell>
          <table:table-cell office:value-type="float" office:value="0.322110359332" calcext:value-type="float">
            <text:p>0.3221103593</text:p>
          </table:table-cell>
          <table:table-cell table:number-columns-repeated="8" office:value-type="float" office:value="0.548838219178" calcext:value-type="float">
            <text:p>0.548838219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ffect</text:p>
          </table:table-cell>
          <table:table-cell/>
          <table:table-cell office:value-type="string" calcext:value-type="string">
            <text:p>(+)</text:p>
          </table:table-cell>
          <table:table-cell table:number-columns-repeated="2" office:value-type="string" calcext:value-type="string">
            <text:p>(-)</text:p>
          </table:table-cell>
          <table:table-cell office:value-type="string" calcext:value-type="string">
            <text:p>(.)</text:p>
          </table:table-cell>
          <table:table-cell table:number-columns-repeated="3" office:value-type="string" calcext:value-type="string">
            <text:p>(+)</text:p>
          </table:table-cell>
          <table:table-cell office:value-type="string" calcext:value-type="string">
            <text:p>(.)</text:p>
          </table:table-cell>
          <table:table-cell office:value-type="string" calcext:value-type="string">
            <text:p>(-)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1" office:value-type="string" calcext:value-type="string">
            <text:p>-G</text:p>
          </table:table-cell>
          <table:table-cell table:style-name="ce3" office:value-type="string" calcext:value-type="string">
            <text:p>-GK</text:p>
          </table:table-cell>
          <table:table-cell table:style-name="ce1" office:value-type="string" calcext:value-type="string">
            <text:p>-GL</text:p>
          </table:table-cell>
          <table:table-cell table:style-name="ce1" office:value-type="string" calcext:value-type="string">
            <text:p>-GM</text:p>
          </table:table-cell>
          <table:table-cell office:value-type="string" calcext:value-type="string">
            <text:p>-K</text:p>
          </table:table-cell>
          <table:table-cell office:value-type="string" calcext:value-type="string">
            <text:p>-KL</text:p>
          </table:table-cell>
          <table:table-cell office:value-type="string" calcext:value-type="string">
            <text:p>-KM</text:p>
          </table:table-cell>
          <table:table-cell office:value-type="string" calcext:value-type="string">
            <text:p>-L</text:p>
          </table:table-cell>
          <table:table-cell office:value-type="string" calcext:value-type="string">
            <text:p>-LM</text:p>
          </table:table-cell>
          <table:table-cell office:value-type="string" calcext:value-type="string">
            <text:p>-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idge</text:p>
          </table:table-cell>
          <table:table-cell table:style-name="ce2" office:value-type="float" office:value="0.139805461" calcext:value-type="float">
            <text:p>0.139805461</text:p>
          </table:table-cell>
          <table:table-cell office:value-type="float" office:value="0.141550772529" calcext:value-type="float">
            <text:p>0.1415507725</text:p>
          </table:table-cell>
          <table:table-cell office:value-type="float" office:value="0.14464453509" calcext:value-type="float">
            <text:p>0.1446445351</text:p>
          </table:table-cell>
          <table:table-cell office:value-type="float" office:value="0.158384246258" calcext:value-type="float">
            <text:p>0.1583842463</text:p>
          </table:table-cell>
          <table:table-cell office:value-type="float" office:value="0.160314204691" calcext:value-type="float">
            <text:p>0.1603142047</text:p>
          </table:table-cell>
          <table:table-cell office:value-type="float" office:value="0.159304267875" calcext:value-type="float">
            <text:p>0.1593042679</text:p>
          </table:table-cell>
          <table:table-cell office:value-type="float" office:value="0.164264779109" calcext:value-type="float">
            <text:p>0.1642647791</text:p>
          </table:table-cell>
          <table:table-cell office:value-type="float" office:value="0.159285268781" calcext:value-type="float">
            <text:p>0.1592852688</text:p>
          </table:table-cell>
          <table:table-cell office:value-type="float" office:value="0.172069391419" calcext:value-type="float">
            <text:p>0.1720693914</text:p>
          </table:table-cell>
          <table:table-cell office:value-type="float" office:value="0.163306483395" calcext:value-type="float">
            <text:p>0.16330648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yes</text:p>
          </table:table-cell>
          <table:table-cell table:style-name="ce2" office:value-type="float" office:value="0.12271029105" calcext:value-type="float">
            <text:p>0.1227102911</text:p>
          </table:table-cell>
          <table:table-cell office:value-type="float" office:value="0.124274289811" calcext:value-type="float">
            <text:p>0.1242742898</text:p>
          </table:table-cell>
          <table:table-cell office:value-type="float" office:value="0.126811195927" calcext:value-type="float">
            <text:p>0.1268111959</text:p>
          </table:table-cell>
          <table:table-cell office:value-type="float" office:value="0.141639107966" calcext:value-type="float">
            <text:p>0.141639108</text:p>
          </table:table-cell>
          <table:table-cell office:value-type="float" office:value="0.179787241662" calcext:value-type="float">
            <text:p>0.1797872417</text:p>
          </table:table-cell>
          <table:table-cell office:value-type="float" office:value="0.172512060234" calcext:value-type="float">
            <text:p>0.1725120602</text:p>
          </table:table-cell>
          <table:table-cell office:value-type="float" office:value="0.167373923794" calcext:value-type="float">
            <text:p>0.1673739238</text:p>
          </table:table-cell>
          <table:table-cell office:value-type="float" office:value="0.174615088069" calcext:value-type="float">
            <text:p>0.1746150881</text:p>
          </table:table-cell>
          <table:table-cell office:value-type="float" office:value="0.166123301209" calcext:value-type="float">
            <text:p>0.1661233012</text:p>
          </table:table-cell>
          <table:table-cell office:value-type="float" office:value="0.167358894087" calcext:value-type="float">
            <text:p>0.167358894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office:value-type="float" office:value="0.215395431507" calcext:value-type="float">
            <text:p>0.2153954315</text:p>
          </table:table-cell>
          <table:table-cell office:value-type="float" office:value="0.215942769863" calcext:value-type="float">
            <text:p>0.2159427699</text:p>
          </table:table-cell>
          <table:table-cell table:style-name="ce2" office:value-type="float" office:value="0.205105771233" calcext:value-type="float">
            <text:p>0.2051057712</text:p>
          </table:table-cell>
          <table:table-cell office:value-type="float" office:value="0.222889680822" calcext:value-type="float">
            <text:p>0.2228896808</text:p>
          </table:table-cell>
          <table:table-cell office:value-type="float" office:value="0.31636800274" calcext:value-type="float">
            <text:p>0.3163680027</text:p>
          </table:table-cell>
          <table:table-cell office:value-type="float" office:value="0.40524669589" calcext:value-type="float">
            <text:p>0.4052466959</text:p>
          </table:table-cell>
          <table:table-cell office:value-type="float" office:value="0.398122706849" calcext:value-type="float">
            <text:p>0.3981227068</text:p>
          </table:table-cell>
          <table:table-cell office:value-type="float" office:value="0.418730878082" calcext:value-type="float">
            <text:p>0.4187308781</text:p>
          </table:table-cell>
          <table:table-cell office:value-type="float" office:value="0.457560242466" calcext:value-type="float">
            <text:p>0.4575602425</text:p>
          </table:table-cell>
          <table:table-cell office:value-type="float" office:value="0.397323032877" calcext:value-type="float">
            <text:p>0.397323032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NN</text:p>
          </table:table-cell>
          <table:table-cell office:value-type="float" office:value="0.322110359332" calcext:value-type="float">
            <text:p>0.3221103593</text:p>
          </table:table-cell>
          <table:table-cell office:value-type="float" office:value="0.325343870034" calcext:value-type="float">
            <text:p>0.32534387</text:p>
          </table:table-cell>
          <table:table-cell table:style-name="ce4" office:value-type="float" office:value="0.322692642894" calcext:value-type="float">
            <text:p>0.3226926429</text:p>
          </table:table-cell>
          <table:table-cell table:style-name="ce2" office:value-type="float" office:value="0.32180296036" calcext:value-type="float">
            <text:p>0.3218029604</text:p>
          </table:table-cell>
          <table:table-cell table:number-columns-repeated="6" office:value-type="float" office:value="0.548838219178" calcext:value-type="float">
            <text:p>0.548838219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ffect</text:p>
          </table:table-cell>
          <table:table-cell office:value-type="string" calcext:value-type="string">
            <text:p>(+)</text:p>
          </table:table-cell>
          <table:table-cell table:number-columns-repeated="3" office:value-type="string" calcext:value-type="string">
            <text:p>(+.)</text:p>
          </table:table-cell>
          <table:table-cell office:value-type="string" calcext:value-type="string">
            <text:p>(+)</text:p>
          </table:table-cell>
          <table:table-cell table:number-columns-repeated="2" office:value-type="string" calcext:value-type="string">
            <text:p>(++)</text:p>
          </table:table-cell>
          <table:table-cell office:value-type="string" calcext:value-type="string">
            <text:p>(+)</text:p>
          </table:table-cell>
          <table:table-cell office:value-type="string" calcext:value-type="string">
            <text:p>(+.)</text:p>
          </table:table-cell>
          <table:table-cell office:value-type="string" calcext:value-type="string">
            <text:p>(+)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-GKL</text:p>
          </table:table-cell>
          <table:table-cell office:value-type="string" calcext:value-type="string">
            <text:p>-GKM</text:p>
          </table:table-cell>
          <table:table-cell/>
          <table:table-cell office:value-type="string" calcext:value-type="string">
            <text:p>-GLM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idge</text:p>
          </table:table-cell>
          <table:table-cell office:value-type="float" office:value="0.1465883138" calcext:value-type="float">
            <text:p>0.1465883138</text:p>
          </table:table-cell>
          <table:table-cell office:value-type="float" office:value="0.16007340102" calcext:value-type="float">
            <text:p>0.160073401</text:p>
          </table:table-cell>
          <table:table-cell/>
          <table:table-cell office:value-type="float" office:value="0.173530687504" calcext:value-type="float">
            <text:p>0.173530687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ayes</text:p>
          </table:table-cell>
          <table:table-cell office:value-type="float" office:value="0.128468831499" calcext:value-type="float">
            <text:p>0.1284688315</text:p>
          </table:table-cell>
          <table:table-cell office:value-type="float" office:value="0.143358668986" calcext:value-type="float">
            <text:p>0.143358669</text:p>
          </table:table-cell>
          <table:table-cell/>
          <table:table-cell office:value-type="float" office:value="0.157719317457" calcext:value-type="float">
            <text:p>0.157719317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office:value-type="float" office:value="0.216560449315" calcext:value-type="float">
            <text:p>0.2165604493</text:p>
          </table:table-cell>
          <table:table-cell office:value-type="float" office:value="0.217856638356" calcext:value-type="float">
            <text:p>0.2178566384</text:p>
          </table:table-cell>
          <table:table-cell/>
          <table:table-cell office:value-type="float" office:value="0.222396293151" calcext:value-type="float">
            <text:p>0.222396293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NN</text:p>
          </table:table-cell>
          <table:table-cell office:value-type="float" office:value="0.326168445805" calcext:value-type="float">
            <text:p>0.3261684458</text:p>
          </table:table-cell>
          <table:table-cell office:value-type="float" office:value="0.324163650342" calcext:value-type="float">
            <text:p>0.3241636503</text:p>
          </table:table-cell>
          <table:table-cell/>
          <table:table-cell office:value-type="float" office:value="0.322233016524" calcext:value-type="float">
            <text:p>0.322233016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ffect</text:p>
          </table:table-cell>
          <table:table-cell table:number-columns-repeated="2" office:value-type="string" calcext:value-type="string">
            <text:p>(+.-)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1:58:35.280396948</meta:creation-date>
    <dc:date>2018-06-18T13:52:30.742085348</dc:date>
    <meta:editing-duration>PT1M59S</meta:editing-duration>
    <meta:editing-cycles>1</meta:editing-cycles>
    <meta:document-statistic meta:table-count="1" meta:cell-count="235" meta:object-count="0"/>
    <meta:generator>LibreOffice/5.1.6.2$Linux_X86_64 LibreOffice_project/10m0$Build-2</meta:generator>
  </office:meta>
</office:document-meta>
</file>